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8.345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paragraph-properties fo:margin-left="0cm"/>
    </style:style>
    <style:style style:name="ce2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LOG DE TAREAS</text:p>
          </table:table-cell>
          <table:covered-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3">
          <table:table-cell table:style-name="Columnas" office:value-type="string">
            <text:p>Nro y Nombre Tarea</text:p>
          </table:table-cell>
          <table:table-cell table:style-name="Columnas" office:value-type="string">
            <text:p>Duración Estimada</text:p>
          </table:table-cell>
          <table:table-cell table:style-name="Columnas" office:value-type="string">
            <text:p>Comentarios de la tarea</text:p>
          </table:table-cell>
          <table:table-cell table:style-name="Columnas" office:value-type="string">
            <text:p>Duración Final</text:p>
          </table:table-cell>
        </table:table-row>
        <table:table-row table:style-name="ro2">
          <table:table-cell table:style-name="ce2" office:value-type="string">
            <text:p>Tarea 1: GITHUB</text:p>
          </table:table-cell>
          <table:table-cell table:style-name="ce2" office:value-type="string">
            <text:p>1 hs</text:p>
          </table:table-cell>
          <table:table-cell table:style-name="ce2" office:value-type="string">
            <text:p>Lo que mas me costo fue poder subir los archivos.</text:p>
          </table:table-cell>
          <table:table-cell table:style-name="ce2" office:value-type="string">
            <text:p>3 hs</text:p>
          </table:table-cell>
        </table:table-row>
        <table:table-row table:style-name="ro2">
          <table:table-cell table:style-name="ce3" table:number-columns-repeated="2"/>
          <table:table-cell table:style-name="ce3" office:value-type="string">
            <text:p>Tenia varios problemas.</text:p>
          </table:table-cell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adornments="Negreta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as" style:family="table-cell" style:parent-style-name="Result" style:data-style-name="N0">
      <style:table-cell-properties fo:background-color="transparent" fo:border="0.002cm solid #000000"/>
      <style:text-properties style:font-name="Comic Sans MS" fo:font-style="normal" style:text-underline-style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14:2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jemplo/log_de_tareas.ods at master Â· nicopaez/ejemplo Â· GitHub</dc:title>
    <dc:description>Es un proyecto de ejemplo</dc:description>
    <dc:date>2012-03-18T14:20:21</dc:date>
    <dc:creator>Nati </dc:creator>
    <meta:document-statistic meta:table-count="1" meta:cell-count="10" meta:object-count="0"/>
    <meta:generator>OpenOffice.org/3.2$Linux OpenOffice.org_project/320m12$Build-9483</meta:generator>
    <meta:user-defined meta:name=""/>
    <meta:user-defined meta:name="csrf-param">authenticity_token</meta:user-defined>
    <meta:user-defined meta:name="csrf-token">4dGRSk4e4biMET/IcFFNTOopVUO2523WqN5i5u/0cF4=</meta:user-defined>
  </office:meta>
</office:document-meta>
</file>